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text-properties fo:color="#ff0000"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3" style:family="text">
      <style:text-properties style:font-name="Times New Roman1" fo:font-size="11pt" fo:font-style="italic" style:font-name-asian="Times New Roman1" style:font-size-asian="11pt" style:font-style-asian="italic" style:font-name-complex="Times New Roman1" style:font-size-complex="11pt" style:font-style-complex="italic"/>
    </style:style>
    <style:style style:name="T4" style:family="text">
      <style:text-properties style:font-name="Times New Roman1" fo:font-size="11pt" fo:font-style="normal" style:font-name-asian="Times New Roman1" style:font-size-asian="11pt" style:font-style-asian="normal" style:font-name-complex="Times New Roman1" style:font-size-complex="11pt" style:font-style-complex="normal"/>
    </style:style>
    <style:style style:name="T5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6" style:family="text">
      <style:text-properties style:font-name="Times New Roman1" style:font-name-asian="Times New Roman1" style:font-name-complex="Times New Roman1"/>
    </style:style>
    <style:style style:name="T7" style:family="text">
      <style:text-properties fo:font-size="11pt"/>
    </style:style>
    <style:style style:name="T8" style:family="text">
      <style:text-properties style:font-name-asian="Times New Roman1"/>
    </style:style>
    <style:style style:name="T9" style:family="text">
      <style:text-properties style:font-size-asian="11pt"/>
    </style:style>
    <style:style style:name="T10" style:family="text">
      <style:text-properties style:font-name-complex="Times New Roman1"/>
    </style:style>
    <style:style style:name="T11" style:family="text">
      <style:text-properties style:font-size-complex="11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normal"/>
    </style:style>
    <style:style style:name="T14" style:family="text">
      <style:text-properties style:font-style-asian="normal"/>
    </style:style>
    <style:style style:name="T15" style:family="text">
      <style:text-properties style:font-style-complex="normal"/>
    </style:style>
    <style:style style:name="T16" style:family="text">
      <style:text-properties fo:font-weight="normal"/>
    </style:style>
    <style:style style:name="T17" style:family="text">
      <style:text-properties style:font-weight-asian="normal"/>
    </style:style>
    <style:style style:name="T18" style:family="text">
      <style:text-properties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s de objetivos</text:p>
      <text:p text:style-name="Standard"/>
      <text:p text:style-name="Standard"><text:span text:style-name="T12">Objetivo Principal</text:span>: <text:span text:style-name="T3">Presentar un modelo de procesos para las fases de requerimientos y análisis que se ajuste al mercado nacional de desarrollo de software, con el fin de mejorar el proceso de desarrollo para la obtención de un producto eficiente.</text:span></text:p>
      <text:p text:style-name="Standard"><text:span text:style-name="T3"/></text:p>
      <text:p text:style-name="P3"><text:span text:style-name="T2">ESTADO: <text:s/>Actualmente el proceso base ya se encuentra redactado. Podria ir refinandose y generando algunos formularios de referencia para controles.</text:span></text:p>
      <text:p text:style-name="P2"><text:span text:style-name="T2"/></text:p>
      <text:p text:style-name="P2"><text:span text:style-name="T2"/></text:p>
      <text:p text:style-name="P5"><text:span text:style-name="T6">Objetivos Especificos:</text:span></text:p>
      <text:p text:style-name="P2"><text:span text:style-name="T2"/></text:p>
      <text:p text:style-name="Standard"><text:span text:style-name="T4">- </text:span><text:span text:style-name="T2">Realizar un estudio sobre diversos modelos de procesos que rigen a nivel mundial y regional.</text:span></text:p>
      <text:p text:style-name="P4"><text:span text:style-name="T2">ESTADO: Cumplido</text:span></text:p>
      <text:p text:style-name="P4"><text:span text:style-name="T2"/></text:p>
      <text:p text:style-name="Standard"><text:span text:style-name="T5">- </text:span><text:span text:style-name="T2">Definir características principales, diferencias, ventajas y desventajas de cada modelo comparando cada mercado con el estado actual del país.</text:span></text:p>
      <text:p text:style-name="P4"><text:span text:style-name="T2">ESTADO: Cumplido</text:span></text:p>
      <text:p text:style-name="Standard"><text:span text:style-name="T2"/></text:p>
      <text:p text:style-name="Standard"><text:span text:style-name="T2">- Desarrollar procesos para incrementar la calidad del producto de software, cuidando los detalles de rigurosidad y flexibilidad.</text:span></text:p>
      <text:p text:style-name="P4"><text:span text:style-name="T2">ESTADO: Cumplido</text:span></text:p>
      <text:p text:style-name="Standard"><text:span text:style-name="T2"/></text:p>
      <text:p text:style-name="Standard"><text:span text:style-name="T2">- Proponer un modelo de procesos básico para las fases de requerimientos y análisis, utilizando paradigmas existentes en la ingeniería de software.</text:span></text:p>
      <text:p text:style-name="P4"><text:span text:style-name="T2">ESTADO: Cumplido</text:span></text:p>
      <text:p text:style-name="Standard"><text:span text:style-name="T2"/></text:p>
      <text:p text:style-name="Standard"><text:span text:style-name="T2">- Realizar pruebas de implementación de los procesos para evaluar la adaptabilidad del mismo a la realidad de nuestro país.</text:span></text:p>
      <text:p text:style-name="P6"><text:span text:style-name="T2">ESTADO: En proceso</text:span></text:p>
      <text:p text:style-name="Standard"><text:span text:style-name="T2"/></text:p>
      <text:p text:style-name="Standard"><text:span text:style-name="T2">- Iniciar la utilización de modelos de procesos para impulsar a las empresas a las certificaciones de modelos más rigurosos existentes mundialmente.</text:span></text:p>
      <text:p text:style-name="P4"><text:span text:style-name="T2">ESTADO: Cumpli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len L. Mendez</meta:initial-creator>
    <meta:creation-date>2009-02-12T12:53:53.70</meta:creation-date>
    <meta:document-statistic meta:table-count="0" meta:image-count="0" meta:object-count="0" meta:page-count="1" meta:paragraph-count="16" meta:word-count="196" meta:character-count="1320"/>
    <dc:date>2009-02-12T13:06:07.10</dc:date>
    <dc:creator>Ellen L. Mendez</dc:creator>
    <meta:editing-duration>PT00H12M17S</meta:editing-duration>
    <meta:editing-cycles>1</meta:editing-cycles>
    <meta:generator>OpenOffice.org/3.0$Win32 OpenOffice.org_project/300m9$Build-9358</meta:generator>
  </office:meta>
</office:document-meta>
</file>